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79E1E9A6A2D5AAF.png" manifest:media-type="image/png"/>
  <manifest:file-entry manifest:full-path="Pictures/1000000100000780000004386ED4570BF7C713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62cm" draw:z-index="0"><draw:image xlink:href="Pictures/1000000100000780000004386ED4570BF7C713DF.png" xlink:type="simple" xlink:show="embed" xlink:actuate="onLoad" draw:mime-type="image/png"/></draw:frame><draw:frame draw:style-name="fr1" draw:name="Image2" text:anchor-type="char" svg:x="-0.185cm" svg:y="10.769cm" svg:width="17cm" svg:height="9.562cm" draw:z-index="1"><draw:image xlink:href="Pictures/100000010000078000000438479E1E9A6A2D5A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4:40:51.632880937</meta:creation-date>
    <dc:date>2023-11-24T14:41:50.312995959</dc:date>
    <meta:editing-duration>PT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